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PredicatesTests.typeInCollectionWhenDoesNotMatchAnyRe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PredicatesTests.uniqueAcceptsUniqu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PredicatesTests.typeInClassArrayWhenNameMatchesAcce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PredicatesTests.typeInClassArrayWhenNameDoesNotMatchRe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PredicatesTests.typeInCollectionWhenMatchesStringInCollectionAcce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PredicatesTests.typeInStringArrayWhenNameDoesNotMatchRe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PredicatesTests.typeInStringArrayWhenNameMatchesAcce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PredicatesTests.firstRunOfWhenValueExtractor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PredicatesTests.uniqueWhenKeyExtractor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PredicatesTests.typeInCollectionWhenMatchesClassInCollectionAcce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PredicatesTests.firstCharOfValue( MergedAnnotation &lt; TestAnnotation &gt;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PredicatesTests.firstRunOfAcceptsOnlyFirst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